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2pt solid #000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8.229791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Scenario_of_Pen_Stand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12">
            <text:p>Test Scenario : Pen Stand<text:s/></text:p>
          </table:table-cell>
          <table:covered-table-cell/>
          <table:table-cell table:number-columns-repeated="16381"/>
        </table:table-row>
        <table:table-row table:number-rows-repeated="2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covered-table-cell/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13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e material of pen stand. Ex. Plastic,wooden,paper material etc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hight and width of pen stand should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8">
            <text:p>check the shape of pen stand. Ex. Square, circle etc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9">
            <text:p>Check that A pen stand has a mouth of the same width as the base to keep as many pen, pencils at a tim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at pen stand must set properly on plan surfac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durability of pen stan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that pen stand is made from glass then it should be unbreakabl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at sides and corners of pen stand should not be very sharp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9" table:style-name="ce6">
            <text:p>9</text:p>
          </table:table-cell>
          <table:table-cell office:value-type="string" table:style-name="ce9">
            <text:p>Check that pen stand condition in different climate conditions like humidity,temperature etc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e size of pen stand should <text:s/>not so big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that if pen holder is made from paper ,it should be water proof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at pen stand <text:s/>has smooth finish and attractive look.<text:s/>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at material of pen stand should not be harmfull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at shape designs in an appropriate leaving space to keep things inside i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5" table:style-name="ce6">
            <text:p>15</text:p>
          </table:table-cell>
          <table:table-cell office:value-type="string" table:style-name="ce9">
            <text:p>Check that pen stand should provide easy accessibility and it's possible with well-designed compartments or holders to keep pens uprigh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that materil pf pen stand is recyclable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e balance of pen stand should be stable after filling up with many pens at a tim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e size and capacity of pen stan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at pen stand size,shape,colour,material should be as per specificatio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0" table:style-name="ce10">
            <text:p>20</text:p>
          </table:table-cell>
          <table:table-cell office:value-type="string" table:style-name="ce11">
            <text:p>Check the weight of pen stand. It should be more than weight of pens for stability of pen stand.</text:p>
          </table:table-cell>
          <table:table-cell table:number-columns-repeated="16381"/>
        </table:table-row>
        <table:table-row table:number-rows-repeated="10485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8T13:56:37Z</meta:creation-date>
    <dc:date>2023-12-25T09:59:55Z</dc:date>
  </office:meta>
</office:document-meta>
</file>